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5-06-2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5-03-3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4-12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4-10-0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4-06-28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4-01-1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3-11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3-07-1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3-04-1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3-02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2-09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2-07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2-04-1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2-01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1-07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0-10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0-07-1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20-01-0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9-10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9-07-1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9-03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9-01-3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8-10-1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8-07-0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8-04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8-01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7-10-3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7-07-2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7-04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3352" calcext:value-type="float">
            <text:p>100.7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6-12-1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6-09-1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3352" calcext:value-type="float">
            <text:p>100.7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6-06-3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6-03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5-12-3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5-09-0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5-04-2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5-02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4-11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4-06-1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624" calcext:value-type="float">
            <text:p>100.6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4-01-1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3-10-2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3-06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3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3352" calcext:value-type="float">
            <text:p>100.7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2-06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2-01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1-08-2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1-05-1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0-11-0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10-06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9-02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8-10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8-07-0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6-10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6-04-2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5-08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3111022101</text:p>
          </table:table-cell>
          <table:table-cell office:value-type="string" calcext:value-type="string">
            <text:p>A-21-12H 14C UNSURV [PW-2B]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